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1.15cm" fo:min-width="5.1cm"/>
    </style:style>
    <style:style style:name="gr2" style:family="graphic" style:parent-style-name="standard">
      <style:graphic-properties draw:textarea-horizontal-align="justify" draw:textarea-vertical-align="middle" draw:auto-grow-height="false" fo:min-height="11.15cm" fo:min-width="5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6cm" svg:height="11.4cm" svg:x="2.8cm" svg:y="2.7cm">
          <text:p text:style-name="P1">Personne :</text:p>
          <text:p text:style-name="P1">+ id(int)</text:p>
          <text:p text:style-name="P1"><text:s/>+ nom(string)</text:p>
          <text:p text:style-name="P1"><text:s/>+ prenom(string)</text:p>
          <text:p text:style-name="P1">+ age(int)</text:p>
          <text:p text:style-name="P1"/>
          <text:p text:style-name="P1">Espace réservé</text:p>
          <text:p text:style-name="P1">Pour les fonctions.</text:p>
          <text:p text:style-name="P1">Voir exemple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8cm" svg:height="11.4cm" svg:x="11.6cm" svg:y="2.7cm">
          <text:p text:style-name="P1">Adresse :</text:p>
          <text:p text:style-name="P1"><text:s/>+ id(int)</text:p>
          <text:p text:style-name="P1">+ numero(int)</text:p>
          <text:p text:style-name="P1">+ rue(string)</text:p>
          <text:p text:style-name="P1">+ code_postal(int)</text:p>
          <text:p text:style-name="P1">+ pays(string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4cm" svg:y1="6.9cm" svg:x2="11.6cm" svg:y2="6.9cm">
          <text:p/>
        </draw:line>
        <draw:frame draw:style-name="gr4" draw:text-style-name="P3" draw:layer="layout" svg:width="9.976cm" svg:height="6.65cm" svg:x="3.4cm" svg:y="18.605cm">
          <draw:text-box>
            <text:p>Les signes ont une significations :</text:p>
            <text:p>- propriété private</text:p>
            <text:p>+ propriété public</text:p>
            <text:p># propriété protected</text:p>
            <text:p/>
            <text:p>Exemple fonction : </text:p>
            <text:p><text:s/>getAdresse(index:int) : Adresse</text:p>
            <text:p/>
            <text:p/>
          </draw:text-box>
        </draw:frame>
        <draw:frame draw:style-name="gr4" draw:text-style-name="P3" draw:layer="layout" svg:width="2.682cm" svg:height="2.384cm" svg:x="8.9cm" svg:y="6.3cm">
          <draw:text-box>
            <text:p>Verbe </text:p>
            <text:p>Ex :</text:p>
            <text:p>dispose</text:p>
          </draw:text-box>
        </draw:frame>
        <draw:line draw:style-name="gr3" draw:text-style-name="P2" draw:layer="layout" svg:x1="2.8cm" svg:y1="9.5cm" svg:x2="8.4cm" svg:y2="9.5cm">
          <text:p/>
        </draw:line>
        <draw:line draw:style-name="gr3" draw:text-style-name="P2" draw:layer="layout" svg:x1="11.5cm" svg:y1="11cm" svg:x2="17.4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1T09:47:54.333321729</meta:creation-date>
    <dc:date>2017-08-21T10:28:44.246505529</dc:date>
    <meta:editing-duration>PT9M49S</meta:editing-duration>
    <meta:editing-cycles>1</meta:editing-cycles>
    <meta:document-statistic meta:object-count="7"/>
    <meta:generator>LibreOffice/5.1.6.2$Linux_X86_64 LibreOffice_project/10m0$Build-2</meta:generator>
  </office:meta>
</office:document-meta>
</file>